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79752" calcext:value-type="float">
            <text:p>147.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5368" calcext:value-type="float">
            <text:p>147.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328" calcext:value-type="float">
            <text:p>148.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0472" calcext:value-type="float">
            <text:p>149.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6568" calcext:value-type="float">
            <text:p>149.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08352" calcext:value-type="float">
            <text:p>150.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996" calcext:value-type="float">
            <text:p>149.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8416" calcext:value-type="float">
            <text:p>147.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49272" calcext:value-type="float">
            <text:p>147.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7936" calcext:value-type="float">
            <text:p>147.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1464" calcext:value-type="float">
            <text:p>147.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044" calcext:value-type="float">
            <text:p>149.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96744" calcext:value-type="float">
            <text:p>150.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2476" calcext:value-type="float">
            <text:p>152.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4188" calcext:value-type="float">
            <text:p>150.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83384" calcext:value-type="float">
            <text:p>148.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4616" calcext:value-type="float">
            <text:p>148.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8208" calcext:value-type="float">
            <text:p>146.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144" calcext:value-type="float">
            <text:p>144.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12112" calcext:value-type="float">
            <text:p>146.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756" calcext:value-type="float">
            <text:p>147.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5952" calcext:value-type="float">
            <text:p>148.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9136" calcext:value-type="float">
            <text:p>146.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144" calcext:value-type="float">
            <text:p>144.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88" calcext:value-type="float">
            <text:p>142.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44" calcext:value-type="float">
            <text:p>141.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896" calcext:value-type="float">
            <text:p>140.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5232" calcext:value-type="float">
            <text:p>147.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2904" calcext:value-type="float">
            <text:p>148.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91944" calcext:value-type="float">
            <text:p>147.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0736" calcext:value-type="float">
            <text:p>142.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7168" calcext:value-type="float">
            <text:p>139.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4872" calcext:value-type="float">
            <text:p>138.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6104" calcext:value-type="float">
            <text:p>137.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2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36" calcext:value-type="float">
            <text:p>143.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2344" calcext:value-type="float">
            <text:p>141.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2424" calcext:value-type="float">
            <text:p>148.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63216" calcext:value-type="float">
            <text:p>150.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576" calcext:value-type="float">
            <text:p>141.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2472" calcext:value-type="float">
            <text:p>136.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028" calcext:value-type="float">
            <text:p>136.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112" calcext:value-type="float">
            <text:p>134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9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024" calcext:value-type="float">
            <text:p>133.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92" calcext:value-type="float">
            <text:p>145.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16912" calcext:value-type="float">
            <text:p>149.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74824" calcext:value-type="float">
            <text:p>149.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9992" calcext:value-type="float">
            <text:p>145.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52" calcext:value-type="float">
            <text:p>144.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632" calcext:value-type="float">
            <text:p>134.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8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984" calcext:value-type="float">
            <text:p>139.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5184" calcext:value-type="float">
            <text:p>140.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2184" calcext:value-type="float">
            <text:p>147.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3368" calcext:value-type="float">
            <text:p>139.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7272" calcext:value-type="float">
            <text:p>139.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3896" calcext:value-type="float">
            <text:p>145.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3928" calcext:value-type="float">
            <text:p>146.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072" calcext:value-type="float">
            <text:p>133.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328" calcext:value-type="float">
            <text:p>132.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7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704" calcext:value-type="float">
            <text:p>132.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304" calcext:value-type="float">
            <text:p>146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88312" calcext:value-type="float">
            <text:p>146.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0968" calcext:value-type="float">
            <text:p>138.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688" calcext:value-type="float">
            <text:p>142.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592" calcext:value-type="float">
            <text:p>134.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48" calcext:value-type="float">
            <text:p>133.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6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008" calcext:value-type="float">
            <text:p>133.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37664" calcext:value-type="float">
            <text:p>148.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2384" calcext:value-type="float">
            <text:p>145.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5168" calcext:value-type="float">
            <text:p>131.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7424" calcext:value-type="float">
            <text:p>129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1864" calcext:value-type="float">
            <text:p>141.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9144" calcext:value-type="float">
            <text:p>152.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52192" calcext:value-type="float">
            <text:p>152.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1088" calcext:value-type="float">
            <text:p>148.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59584" calcext:value-type="float">
            <text:p>149.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62048" calcext:value-type="float">
            <text:p>148.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04136" calcext:value-type="float">
            <text:p>148.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44344" calcext:value-type="float">
            <text:p>149.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9856" calcext:value-type="float">
            <text:p>148.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4144" calcext:value-type="float">
            <text:p>133.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36" calcext:value-type="float">
            <text:p>131.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26768" calcext:value-type="float">
            <text:p>145.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28" calcext:value-type="float">
            <text:p>147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88896" calcext:value-type="float">
            <text:p>147.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10232" calcext:value-type="float">
            <text:p>148.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2852" calcext:value-type="float">
            <text:p>148.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4376" calcext:value-type="float">
            <text:p>148.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73072" calcext:value-type="float">
            <text:p>146.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896" calcext:value-type="float">
            <text:p>144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1912" calcext:value-type="float">
            <text:p>130.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1136" calcext:value-type="float">
            <text:p>136.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6088" calcext:value-type="float">
            <text:p>146.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2528" calcext:value-type="float">
            <text:p>148.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3968" calcext:value-type="float">
            <text:p>149.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95576" calcext:value-type="float">
            <text:p>148.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51152" calcext:value-type="float">
            <text:p>145.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048" calcext:value-type="float">
            <text:p>144.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752" calcext:value-type="float">
            <text:p>128.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584" calcext:value-type="float">
            <text:p>130.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0304" calcext:value-type="float">
            <text:p>131.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54632" calcext:value-type="float">
            <text:p>141.4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90808" calcext:value-type="float">
            <text:p>138.2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9508" calcext:value-type="float">
            <text:p>135.8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23736" calcext:value-type="float">
            <text:p>133.5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3936" calcext:value-type="float">
            <text:p>131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7208" calcext:value-type="float">
            <text:p>128.5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42904" calcext:value-type="float">
            <text:p>125.3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36024" calcext:value-type="float">
            <text:p>123.6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1188" calcext:value-type="float">
            <text:p>117.9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71288" calcext:value-type="float">
            <text:p>119.2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95616" calcext:value-type="float">
            <text:p>121.8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7512" calcext:value-type="float">
            <text:p>122.5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1576" calcext:value-type="float">
            <text:p>123.8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2824" calcext:value-type="float">
            <text:p>124.7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3272" calcext:value-type="float">
            <text:p>124.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9904" calcext:value-type="float">
            <text:p>124.1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85704" calcext:value-type="float">
            <text:p>124.8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228" calcext:value-type="float">
            <text:p>124.9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28192" calcext:value-type="float">
            <text:p>128.0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4564" calcext:value-type="float">
            <text:p>128.9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73856" calcext:value-type="float">
            <text:p>130.6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7288" calcext:value-type="float">
            <text:p>132.9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3672" calcext:value-type="float">
            <text:p>133.7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82488" calcext:value-type="float">
            <text:p>132.6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276" calcext:value-type="float">
            <text:p>132.5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71008" calcext:value-type="float">
            <text:p>132.2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974" calcext:value-type="float">
            <text:p>131.5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2776" calcext:value-type="float">
            <text:p>129.6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0896" calcext:value-type="float">
            <text:p>129.8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61736" calcext:value-type="float">
            <text:p>132.7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264" calcext:value-type="float">
            <text:p>131.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7484" calcext:value-type="float">
            <text:p>133.9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1768" calcext:value-type="float">
            <text:p>138.3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98328" calcext:value-type="float">
            <text:p>137.4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34504" calcext:value-type="float">
            <text:p>134.3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4416" calcext:value-type="float">
            <text:p>132.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8872" calcext:value-type="float">
            <text:p>129.6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3048" calcext:value-type="float">
            <text:p>125.7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524" calcext:value-type="float">
            <text:p>125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7072" calcext:value-type="float">
            <text:p>123.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5904" calcext:value-type="float">
            <text:p>122.6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93824" calcext:value-type="float">
            <text:p>128.8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39416" calcext:value-type="float">
            <text:p>129.4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36652" calcext:value-type="float">
            <text:p>128.3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1184" calcext:value-type="float">
            <text:p>126.8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8024" calcext:value-type="float">
            <text:p>124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2604" calcext:value-type="float">
            <text:p>124.5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6896" calcext:value-type="float">
            <text:p>124.5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8888" calcext:value-type="float">
            <text:p>124.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1872" calcext:value-type="float">
            <text:p>126.9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6424" calcext:value-type="float">
            <text:p>123.0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19088" calcext:value-type="float">
            <text:p>120.7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5784" calcext:value-type="float">
            <text:p>117.9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84776" calcext:value-type="float">
            <text:p>118.9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1144" calcext:value-type="float">
            <text:p>122.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7096" calcext:value-type="float">
            <text:p>122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8048" calcext:value-type="float">
            <text:p>120.0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72624" calcext:value-type="float">
            <text:p>111.67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33" calcext:value-type="float">
            <text:p>111.6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0704" calcext:value-type="float">
            <text:p>111.55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61016" calcext:value-type="float">
            <text:p>111.76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0304" calcext:value-type="float">
            <text:p>112.16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3912" calcext:value-type="float">
            <text:p>112.83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47856" calcext:value-type="float">
            <text:p>113.1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3008" calcext:value-type="float">
            <text:p>113.9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0728" calcext:value-type="float">
            <text:p>114.7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2672" calcext:value-type="float">
            <text:p>114.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5192" calcext:value-type="float">
            <text:p>115.4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5712" calcext:value-type="float">
            <text:p>115.8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75104" calcext:value-type="float">
            <text:p>116.2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6136" calcext:value-type="float">
            <text:p>117.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1304" calcext:value-type="float">
            <text:p>120.1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34912" calcext:value-type="float">
            <text:p>120.8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824" calcext:value-type="float">
            <text:p>121.6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6864" calcext:value-type="float">
            <text:p>122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8192" calcext:value-type="float">
            <text:p>124.2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97896" calcext:value-type="float">
            <text:p>124.8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524" calcext:value-type="float">
            <text:p>125.7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6424" calcext:value-type="float">
            <text:p>126.8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1892" calcext:value-type="float">
            <text:p>128.5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4192" calcext:value-type="float">
            <text:p>130.3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1872" calcext:value-type="float">
            <text:p>130.8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14208" calcext:value-type="float">
            <text:p>135.0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29592" calcext:value-type="float">
            <text:p>139.2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244" calcext:value-type="float">
            <text:p>141.4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8.59" calcext:value-type="float">
            <text:p>14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7.654264" calcext:value-type="float">
            <text:p>147.6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6.038824" calcext:value-type="float">
            <text:p>146.0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3792" calcext:value-type="float">
            <text:p>142.3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74344" calcext:value-type="float">
            <text:p>140.6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4784" calcext:value-type="float">
            <text:p>136.5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95424" calcext:value-type="float">
            <text:p>141.6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9484" calcext:value-type="float">
            <text:p>141.5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28296" calcext:value-type="float">
            <text:p>139.5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92944" calcext:value-type="float">
            <text:p>137.0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3896" calcext:value-type="float">
            <text:p>134.8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83272" calcext:value-type="float">
            <text:p>134.3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7728" calcext:value-type="float">
            <text:p>136.5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5808" calcext:value-type="float">
            <text:p>136.3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25616" calcext:value-type="float">
            <text:p>133.3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21456" calcext:value-type="float">
            <text:p>130.5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42408" calcext:value-type="float">
            <text:p>132.0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3512" calcext:value-type="float">
            <text:p>128.6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59072" calcext:value-type="float">
            <text:p>131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31112" calcext:value-type="float">
            <text:p>128.5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7744" calcext:value-type="float">
            <text:p>125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7744" calcext:value-type="float">
            <text:p>125.9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57432" calcext:value-type="float">
            <text:p>125.7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35512" calcext:value-type="float">
            <text:p>125.6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864" calcext:value-type="float">
            <text:p>124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65664" calcext:value-type="float">
            <text:p>124.5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8088" calcext:value-type="float">
            <text:p>124.1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6648" calcext:value-type="float">
            <text:p>124.0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3376" calcext:value-type="float">
            <text:p>123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9584" calcext:value-type="float">
            <text:p>125.4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4112" calcext:value-type="float">
            <text:p>125.8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1872" calcext:value-type="float">
            <text:p>126.9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15416" calcext:value-type="float">
            <text:p>127.9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2008" calcext:value-type="float">
            <text:p>128.8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2664" calcext:value-type="float">
            <text:p>129.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0328" calcext:value-type="float">
            <text:p>130.6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088" calcext:value-type="float">
            <text:p>136.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06176" calcext:value-type="float">
            <text:p>137.8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8744" calcext:value-type="float">
            <text:p>137.7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2552" calcext:value-type="float">
            <text:p>136.2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968" calcext:value-type="float">
            <text:p>135.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4728" calcext:value-type="float">
            <text:p>134.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15432" calcext:value-type="float">
            <text:p>132.6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9792" calcext:value-type="float">
            <text:p>133.2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18736" calcext:value-type="float">
            <text:p>131.6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74952" calcext:value-type="float">
            <text:p>128.7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93712" calcext:value-type="float">
            <text:p>134.0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3392" calcext:value-type="float">
            <text:p>134.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0768" calcext:value-type="float">
            <text:p>134.16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2872" calcext:value-type="float">
            <text:p>131.1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0304" calcext:value-type="float">
            <text:p>127.4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1976" calcext:value-type="float">
            <text:p>130.8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0744" calcext:value-type="float">
            <text:p>128.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8488" calcext:value-type="float">
            <text:p>134.9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68416" calcext:value-type="float">
            <text:p>132.8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3976" calcext:value-type="float">
            <text:p>131.6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8784" calcext:value-type="float">
            <text:p>130.4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5984" calcext:value-type="float">
            <text:p>128.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5544" calcext:value-type="float">
            <text:p>127.4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0816" calcext:value-type="float">
            <text:p>129.2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5928" calcext:value-type="float">
            <text:p>133.5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1744" calcext:value-type="float">
            <text:p>131.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7344" calcext:value-type="float">
            <text:p>130.3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2928" calcext:value-type="float">
            <text:p>128.5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74696" calcext:value-type="float">
            <text:p>129.7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97712" calcext:value-type="float">
            <text:p>127.9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556" calcext:value-type="float">
            <text:p>124.4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8432" calcext:value-type="float">
            <text:p>122.3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0736" calcext:value-type="float">
            <text:p>124.7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7848" calcext:value-type="float">
            <text:p>118.4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5848" calcext:value-type="float">
            <text:p>121.4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9488" calcext:value-type="float">
            <text:p>120.1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1696" calcext:value-type="float">
            <text:p>117.2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9872" calcext:value-type="float">
            <text:p>114.7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8584" calcext:value-type="float">
            <text:p>113.6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076" calcext:value-type="float">
            <text:p>112.76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956" calcext:value-type="float">
            <text:p>110.7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92" calcext:value-type="float">
            <text:p>111.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2808" calcext:value-type="float">
            <text:p>112.38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50248" calcext:value-type="float">
            <text:p>110.9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732" calcext:value-type="float">
            <text:p>111.9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87992" calcext:value-type="float">
            <text:p>111.1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99016" calcext:value-type="float">
            <text:p>110.9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0056" calcext:value-type="float">
            <text:p>111.7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77424" calcext:value-type="float">
            <text:p>111.97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42216" calcext:value-type="float">
            <text:p>113.7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0064" calcext:value-type="float">
            <text:p>114.0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06096" calcext:value-type="float">
            <text:p>114.3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70104" calcext:value-type="float">
            <text:p>114.3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716" calcext:value-type="float">
            <text:p>114.4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676" calcext:value-type="float">
            <text:p>115.0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5632" calcext:value-type="float">
            <text:p>115.1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31776" calcext:value-type="float">
            <text:p>114.0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6992" calcext:value-type="float">
            <text:p>114.6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0496" calcext:value-type="float">
            <text:p>111.4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72808" calcext:value-type="float">
            <text:p>108.5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1368" calcext:value-type="float">
            <text:p>108.4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7136" calcext:value-type="float">
            <text:p>107.3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444" calcext:value-type="float">
            <text:p>107.9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10552" calcext:value-type="float">
            <text:p>108.8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9104" calcext:value-type="float">
            <text:p>106.3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71824" calcext:value-type="float">
            <text:p>105.2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0736" calcext:value-type="float">
            <text:p>105.7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1568" calcext:value-type="float">
            <text:p>106.2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6408" calcext:value-type="float">
            <text:p>106.8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7784" calcext:value-type="float">
            <text:p>107.23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2856" calcext:value-type="float">
            <text:p>107.4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1552" calcext:value-type="float">
            <text:p>109.1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5408" calcext:value-type="float">
            <text:p>110.3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8776" calcext:value-type="float">
            <text:p>112.88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8872" calcext:value-type="float">
            <text:p>110.60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828" calcext:value-type="float">
            <text:p>119.5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744" calcext:value-type="float">
            <text:p>116.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376" calcext:value-type="float">
            <text:p>118.8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2368" calcext:value-type="float">
            <text:p>120.2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28" calcext:value-type="float">
            <text:p>121.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1872" calcext:value-type="float">
            <text:p>123.1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9376" calcext:value-type="float">
            <text:p>125.3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0952" calcext:value-type="float">
            <text:p>127.2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55496" calcext:value-type="float">
            <text:p>128.5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9792" calcext:value-type="float">
            <text:p>129.3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296416" calcext:value-type="float">
            <text:p>128.2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44472" calcext:value-type="float">
            <text:p>128.7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57704" calcext:value-type="float">
            <text:p>129.4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0016" calcext:value-type="float">
            <text:p>130.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1076" calcext:value-type="float">
            <text:p>131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1184" calcext:value-type="float">
            <text:p>142.0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33424" calcext:value-type="float">
            <text:p>140.9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3632" calcext:value-type="float">
            <text:p>144.8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552" calcext:value-type="float">
            <text:p>139.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6264" calcext:value-type="float">
            <text:p>136.9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652" calcext:value-type="float">
            <text:p>135.9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454" calcext:value-type="float">
            <text:p>134.6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96816" calcext:value-type="float">
            <text:p>131.4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0184" calcext:value-type="float">
            <text:p>130.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644" calcext:value-type="float">
            <text:p>123.9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86" calcext:value-type="float">
            <text:p>114.5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13944" calcext:value-type="float">
            <text:p>114.6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3984" calcext:value-type="float">
            <text:p>126.3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66376" calcext:value-type="float">
            <text:p>124.1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44768" calcext:value-type="float">
            <text:p>120.4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57016" calcext:value-type="float">
            <text:p>117.8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9736" calcext:value-type="float">
            <text:p>116.7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3816" calcext:value-type="float">
            <text:p>115.1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2608" calcext:value-type="float">
            <text:p>114.5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6136" calcext:value-type="float">
            <text:p>114.6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12" calcext:value-type="float">
            <text:p>116.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13872" calcext:value-type="float">
            <text:p>112.51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04984" calcext:value-type="float">
            <text:p>111.50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2864" calcext:value-type="float">
            <text:p>109.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51344" calcext:value-type="float">
            <text:p>109.0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28528" calcext:value-type="float">
            <text:p>112.4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8268" calcext:value-type="float">
            <text:p>112.8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016" calcext:value-type="float">
            <text:p>115.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952" calcext:value-type="float">
            <text:p>114.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2904" calcext:value-type="float">
            <text:p>113.9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0836" calcext:value-type="float">
            <text:p>112.60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42144" calcext:value-type="float">
            <text:p>111.6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5616" calcext:value-type="float">
            <text:p>110.4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7168" calcext:value-type="float">
            <text:p>109.1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3368" calcext:value-type="float">
            <text:p>105.4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26032" calcext:value-type="float">
            <text:p>103.1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32312" calcext:value-type="float">
            <text:p>100.0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27512" calcext:value-type="float">
            <text:p>99.7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7896" calcext:value-type="float">
            <text:p>98.2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93656" calcext:value-type="float">
            <text:p>98.5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9624" calcext:value-type="float">
            <text:p>99.0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12984" calcext:value-type="float">
            <text:p>99.3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4232" calcext:value-type="float">
            <text:p>100.1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392" calcext:value-type="float">
            <text:p>99.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98784" calcext:value-type="float">
            <text:p>99.99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3452" calcext:value-type="float">
            <text:p>100.9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428" calcext:value-type="float">
            <text:p>102.8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6952" calcext:value-type="float">
            <text:p>102.8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38" calcext:value-type="float">
            <text:p>102.7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22528" calcext:value-type="float">
            <text:p>102.5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05408" calcext:value-type="float">
            <text:p>102.7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81608" calcext:value-type="float">
            <text:p>102.7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68832" calcext:value-type="float">
            <text:p>102.6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62608" calcext:value-type="float">
            <text:p>103.1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2192" calcext:value-type="float">
            <text:p>102.8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9288" calcext:value-type="float">
            <text:p>103.2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808" calcext:value-type="float">
            <text:p>102.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34592" calcext:value-type="float">
            <text:p>103.0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6512" calcext:value-type="float">
            <text:p>103.1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9264" calcext:value-type="float">
            <text:p>103.8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10408" calcext:value-type="float">
            <text:p>104.61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3232" calcext:value-type="float">
            <text:p>107.3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0064" calcext:value-type="float">
            <text:p>110.2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8016" calcext:value-type="float">
            <text:p>110.61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004" calcext:value-type="float">
            <text:p>110.8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24112" calcext:value-type="float">
            <text:p>110.6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77224" calcext:value-type="float">
            <text:p>110.37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70088" calcext:value-type="float">
            <text:p>109.6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88448" calcext:value-type="float">
            <text:p>111.78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08616" calcext:value-type="float">
            <text:p>111.6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5752" calcext:value-type="float">
            <text:p>112.31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46104" calcext:value-type="float">
            <text:p>112.8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52584" calcext:value-type="float">
            <text:p>111.35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4496" calcext:value-type="float">
            <text:p>109.1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0128" calcext:value-type="float">
            <text:p>106.1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36472" calcext:value-type="float">
            <text:p>102.8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3672" calcext:value-type="float">
            <text:p>103.2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8064" calcext:value-type="float">
            <text:p>104.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92448" calcext:value-type="float">
            <text:p>105.6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87264" calcext:value-type="float">
            <text:p>106.8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4912" calcext:value-type="float">
            <text:p>105.5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244" calcext:value-type="float">
            <text:p>107.1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5232" calcext:value-type="float">
            <text:p>108.1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8248" calcext:value-type="float">
            <text:p>106.3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54304" calcext:value-type="float">
            <text:p>102.2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1888" calcext:value-type="float">
            <text:p>101.2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2656" calcext:value-type="float">
            <text:p>102.0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1296" calcext:value-type="float">
            <text:p>102.5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14296" calcext:value-type="float">
            <text:p>103.7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06704" calcext:value-type="float">
            <text:p>102.4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318" calcext:value-type="float">
            <text:p>102.0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37768" calcext:value-type="float">
            <text:p>102.5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6448" calcext:value-type="float">
            <text:p>103.4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5544" calcext:value-type="float">
            <text:p>104.5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2448" calcext:value-type="float">
            <text:p>104.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3736" calcext:value-type="float">
            <text:p>103.0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75256" calcext:value-type="float">
            <text:p>103.7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6552" calcext:value-type="float">
            <text:p>103.4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4992" calcext:value-type="float">
            <text:p>102.4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4048" calcext:value-type="float">
            <text:p>103.2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46072" calcext:value-type="float">
            <text:p>103.4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88288" calcext:value-type="float">
            <text:p>102.8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99184" calcext:value-type="float">
            <text:p>103.1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7096" calcext:value-type="float">
            <text:p>103.2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84272" calcext:value-type="float">
            <text:p>104.2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9048" calcext:value-type="float">
            <text:p>105.1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8376" calcext:value-type="float">
            <text:p>106.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84344" calcext:value-type="float">
            <text:p>106.3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1984" calcext:value-type="float">
            <text:p>106.5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89272" calcext:value-type="float">
            <text:p>106.1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9544" calcext:value-type="float">
            <text:p>106.0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77792" calcext:value-type="float">
            <text:p>105.77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5472" calcext:value-type="float">
            <text:p>106.2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6592" calcext:value-type="float">
            <text:p>107.6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4792" calcext:value-type="float">
            <text:p>108.4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136" calcext:value-type="float">
            <text:p>109.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092" calcext:value-type="float">
            <text:p>110.2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1" calcext:value-type="float">
            <text:p>110.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1588" calcext:value-type="float">
            <text:p>111.8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22888" calcext:value-type="float">
            <text:p>113.0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4968" calcext:value-type="float">
            <text:p>114.4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7808" calcext:value-type="float">
            <text:p>118.0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65392" calcext:value-type="float">
            <text:p>120.8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4568" calcext:value-type="float">
            <text:p>118.8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3464" calcext:value-type="float">
            <text:p>117.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9344" calcext:value-type="float">
            <text:p>115.9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39752" calcext:value-type="float">
            <text:p>113.8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23984" calcext:value-type="float">
            <text:p>111.12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8852" calcext:value-type="float">
            <text:p>113.8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49552" calcext:value-type="float">
            <text:p>116.0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5464" calcext:value-type="float">
            <text:p>115.3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22248" calcext:value-type="float">
            <text:p>115.5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6816" calcext:value-type="float">
            <text:p>120.0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432" calcext:value-type="float">
            <text:p>121.9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68896" calcext:value-type="float">
            <text:p>121.4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96584" calcext:value-type="float">
            <text:p>120.4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62072" calcext:value-type="float">
            <text:p>117.1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11208" calcext:value-type="float">
            <text:p>111.0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56144" calcext:value-type="float">
            <text:p>109.3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3672" calcext:value-type="float">
            <text:p>107.1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4072" calcext:value-type="float">
            <text:p>106.4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0656" calcext:value-type="float">
            <text:p>105.0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89912" calcext:value-type="float">
            <text:p>103.6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41856" calcext:value-type="float">
            <text:p>103.2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2088" calcext:value-type="float">
            <text:p>102.8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72336" calcext:value-type="float">
            <text:p>103.2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40432" calcext:value-type="float">
            <text:p>104.0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07232" calcext:value-type="float">
            <text:p>105.1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51784" calcext:value-type="float">
            <text:p>104.9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99256" calcext:value-type="float">
            <text:p>105.2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6896" calcext:value-type="float">
            <text:p>105.4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08016" calcext:value-type="float">
            <text:p>106.8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144" calcext:value-type="float">
            <text:p>106.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56784" calcext:value-type="float">
            <text:p>106.8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10608" calcext:value-type="float">
            <text:p>106.2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05096" calcext:value-type="float">
            <text:p>106.3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7704" calcext:value-type="float">
            <text:p>106.5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57952" calcext:value-type="float">
            <text:p>107.0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7528" calcext:value-type="float">
            <text:p>108.2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344" calcext:value-type="float">
            <text:p>120.4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0016" calcext:value-type="float">
            <text:p>122.8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9016" calcext:value-type="float">
            <text:p>119.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5424" calcext:value-type="float">
            <text:p>118.8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4592" calcext:value-type="float">
            <text:p>122.0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8424" calcext:value-type="float">
            <text:p>123.7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70152" calcext:value-type="float">
            <text:p>128.4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491232" calcext:value-type="float">
            <text:p>129.4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7018" calcext:value-type="float">
            <text:p>128.7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31568" calcext:value-type="float">
            <text:p>129.1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67448" calcext:value-type="float">
            <text:p>134.2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77616" calcext:value-type="float">
            <text:p>130.2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0128" calcext:value-type="float">
            <text:p>129.0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99064" calcext:value-type="float">
            <text:p>125.0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03536" calcext:value-type="float">
            <text:p>124.3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8224" calcext:value-type="float">
            <text:p>118.3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41448" calcext:value-type="float">
            <text:p>116.7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1252" calcext:value-type="float">
            <text:p>115.4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6656" calcext:value-type="float">
            <text:p>114.9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25224" calcext:value-type="float">
            <text:p>113.4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832" calcext:value-type="float">
            <text:p>112.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44352" calcext:value-type="float">
            <text:p>112.54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292" calcext:value-type="float">
            <text:p>114.8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5912" calcext:value-type="float">
            <text:p>117.4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328" calcext:value-type="float">
            <text:p>118.4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06456" calcext:value-type="float">
            <text:p>124.8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2528" calcext:value-type="float">
            <text:p>125.3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5848" calcext:value-type="float">
            <text:p>125.2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7576" calcext:value-type="float">
            <text:p>126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7824" calcext:value-type="float">
            <text:p>126.6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4044" calcext:value-type="float">
            <text:p>125.4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6408" calcext:value-type="float">
            <text:p>125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80464" calcext:value-type="float">
            <text:p>128.6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37304" calcext:value-type="float">
            <text:p>118.6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61944" calcext:value-type="float">
            <text:p>117.6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64304" calcext:value-type="float">
            <text:p>106.0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0464" calcext:value-type="float">
            <text:p>105.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64888" calcext:value-type="float">
            <text:p>106.1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03488" calcext:value-type="float">
            <text:p>110.2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44" calcext:value-type="float">
            <text:p>111.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7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136" calcext:value-type="float">
            <text:p>102.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8456" calcext:value-type="float">
            <text:p>112.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7184" calcext:value-type="float">
            <text:p>109.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2928" calcext:value-type="float">
            <text:p>104.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2888" calcext:value-type="float">
            <text:p>101.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456" calcext:value-type="float">
            <text:p>105.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7896" calcext:value-type="float">
            <text:p>105.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708" calcext:value-type="float">
            <text:p>109.98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792" calcext:value-type="float">
            <text:p>116.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624" calcext:value-type="float">
            <text:p>126.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9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252" calcext:value-type="float">
            <text:p>125.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8803</text:p>
          </table:table-cell>
          <table:table-cell office:value-type="string" calcext:value-type="string">
            <text:p>Frio recorder</text:p>
          </table:table-cell>
          <table:table-cell office:value-type="string" calcext:value-type="string">
            <text:p>196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44" calcext:value-type="float">
            <text:p>85.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02" meta:object-count="0"/>
    <meta:user-defined meta:name="AppVersion">3.0</meta:user-defined>
  </office:meta>
</office:document-meta>
</file>